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0af0d"/>
    </style:style>
    <style:style style:name="P2" style:family="paragraph" style:parent-style-name="Header">
      <style:paragraph-properties fo:text-align="end" style:justify-single-word="false"/>
      <style:text-properties officeooo:rsid="001592c7" officeooo:paragraph-rsid="000edd85"/>
    </style:style>
    <style:style style:name="P3" style:family="paragraph" style:parent-style-name="Text_20_body">
      <style:text-properties officeooo:rsid="0014c225" officeooo:paragraph-rsid="000edd85"/>
    </style:style>
    <style:style style:name="P4" style:family="paragraph" style:parent-style-name="Text_20_body">
      <style:paragraph-properties fo:text-align="justify" style:justify-single-word="false"/>
      <style:text-properties officeooo:rsid="000edd85" officeooo:paragraph-rsid="000edd85"/>
    </style:style>
    <style:style style:name="P5" style:family="paragraph" style:parent-style-name="Text_20_body">
      <style:paragraph-properties fo:text-align="justify" style:justify-single-word="false"/>
      <style:text-properties officeooo:rsid="00102541" officeooo:paragraph-rsid="00102541"/>
    </style:style>
    <style:style style:name="P6" style:family="paragraph" style:parent-style-name="Text_20_body">
      <style:paragraph-properties fo:text-align="justify" style:justify-single-word="false"/>
      <style:text-properties officeooo:rsid="00102541" officeooo:paragraph-rsid="00104c4d"/>
    </style:style>
    <style:style style:name="P7" style:family="paragraph" style:parent-style-name="Text_20_body">
      <style:paragraph-properties fo:text-align="justify" style:justify-single-word="false"/>
      <style:text-properties officeooo:rsid="00104c4d" officeooo:paragraph-rsid="00104c4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rsid="0011e5c7" officeooo:paragraph-rsid="0011e5c7"/>
    </style:style>
    <style:style style:name="P10" style:family="paragraph" style:parent-style-name="Text_20_body">
      <style:paragraph-properties fo:text-align="justify" style:justify-single-word="false"/>
      <style:text-properties officeooo:rsid="0011e5c7" officeooo:paragraph-rsid="0012cee0"/>
    </style:style>
    <style:style style:name="P11" style:family="paragraph" style:parent-style-name="Text_20_body">
      <style:paragraph-properties fo:text-align="justify" style:justify-single-word="false"/>
      <style:text-properties officeooo:rsid="0012cee0" officeooo:paragraph-rsid="0012cee0"/>
    </style:style>
    <style:style style:name="P12" style:family="paragraph" style:parent-style-name="Text_20_body">
      <style:paragraph-properties fo:text-align="justify" style:justify-single-word="false"/>
      <style:text-properties officeooo:rsid="0012cee0" officeooo:paragraph-rsid="001400ed"/>
    </style:style>
    <style:style style:name="P13" style:family="paragraph" style:parent-style-name="Text_20_body">
      <style:paragraph-properties fo:text-align="justify" style:justify-single-word="false"/>
      <style:text-properties officeooo:rsid="001400ed" officeooo:paragraph-rsid="001400ed"/>
    </style:style>
    <style:style style:name="P14" style:family="paragraph" style:parent-style-name="Text_20_body">
      <style:paragraph-properties fo:text-align="justify" style:justify-single-word="false"/>
      <style:text-properties officeooo:rsid="00140a84" officeooo:paragraph-rsid="00140a84"/>
    </style:style>
    <style:style style:name="P15" style:family="paragraph" style:parent-style-name="Text_20_body">
      <style:text-properties officeooo:rsid="00172355" officeooo:paragraph-rsid="00172355"/>
    </style:style>
    <style:style style:name="P16" style:family="paragraph" style:parent-style-name="Preformatted_20_Text">
      <style:text-properties officeooo:rsid="0001dc23" officeooo:paragraph-rsid="00102541"/>
    </style:style>
    <style:style style:name="P17" style:family="paragraph" style:parent-style-name="Preformatted_20_Text">
      <style:text-properties officeooo:rsid="00102541" officeooo:paragraph-rsid="00102541"/>
    </style:style>
    <style:style style:name="P18" style:family="paragraph" style:parent-style-name="Preformatted_20_Text">
      <style:text-properties officeooo:paragraph-rsid="00102541"/>
    </style:style>
    <style:style style:name="P19" style:family="paragraph" style:parent-style-name="Preformatted_20_Text">
      <style:text-properties officeooo:rsid="001fd33e" officeooo:paragraph-rsid="0012cee0"/>
    </style:style>
    <style:style style:name="P20" style:family="paragraph" style:parent-style-name="Preformatted_20_Text">
      <style:text-properties officeooo:rsid="001ad7c6" officeooo:paragraph-rsid="00140a84"/>
    </style:style>
    <style:style style:name="P21" style:family="paragraph" style:parent-style-name="Preformatted_20_Text">
      <style:paragraph-properties fo:text-align="justify" style:justify-single-word="false"/>
    </style:style>
    <style:style style:name="P22" style:family="paragraph" style:parent-style-name="Preformatted_20_Text">
      <style:paragraph-properties fo:text-align="justify" style:justify-single-word="false"/>
      <style:text-properties officeooo:paragraph-rsid="00104c4d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20af0d"/>
    </style:style>
    <style:style style:name="P24" style:family="paragraph" style:parent-style-name="Preformatted_20_Text">
      <style:paragraph-properties fo:text-align="justify" style:justify-single-word="false"/>
      <style:text-properties officeooo:rsid="001400ed" officeooo:paragraph-rsid="001400ed"/>
    </style:style>
    <style:style style:name="P25" style:family="paragraph" style:parent-style-name="Preformatted_20_Text">
      <style:paragraph-properties fo:text-align="justify" style:justify-single-word="false"/>
      <style:text-properties officeooo:rsid="00140a84" officeooo:paragraph-rsid="00140a84"/>
    </style:style>
    <style:style style:name="P26" style:family="paragraph" style:parent-style-name="Preformatted_20_Text">
      <style:paragraph-properties fo:text-align="justify" style:justify-single-word="false"/>
      <style:text-properties officeooo:rsid="00172355" officeooo:paragraph-rsid="00172355"/>
    </style:style>
    <style:style style:name="P27" style:family="paragraph" style:parent-style-name="Preformatted_20_Text">
      <style:text-properties fo:color="#000000" style:font-name="DejaVu Sans Mono" fo:font-size="10pt" style:font-size-asian="10pt" style:font-size-complex="10pt"/>
    </style:style>
    <style:style style:name="P28" style:family="paragraph" style:parent-style-name="Title">
      <style:paragraph-properties fo:text-align="center" style:justify-single-word="false"/>
      <style:text-properties officeooo:rsid="0014c225" officeooo:paragraph-rsid="000edd85"/>
    </style:style>
    <style:style style:name="P29" style:family="paragraph" style:parent-style-name="Title">
      <style:paragraph-properties fo:margin-top="0.423cm" fo:margin-bottom="0.212cm" loext:contextual-spacing="false" fo:text-align="center" style:justify-single-word="false"/>
      <style:text-properties officeooo:rsid="0014c225" officeooo:paragraph-rsid="000edd85"/>
    </style:style>
    <style:style style:name="P30" style:family="paragraph" style:parent-style-name="Frame_20_contents">
      <style:text-properties officeooo:rsid="00104c4d" officeooo:paragraph-rsid="00104c4d"/>
    </style:style>
    <style:style style:name="P31" style:family="paragraph" style:parent-style-name="Subtitle">
      <style:text-properties officeooo:rsid="0014c225" officeooo:paragraph-rsid="000edd85"/>
    </style:style>
    <style:style style:name="P32" style:family="paragraph" style:parent-style-name="Subtitle">
      <style:text-properties officeooo:rsid="000edd85" officeooo:paragraph-rsid="000edd85"/>
    </style:style>
    <style:style style:name="P33" style:family="paragraph" style:parent-style-name="Header_20_right">
      <style:paragraph-properties fo:text-align="end" style:justify-single-word="false"/>
      <style:text-properties style:text-underline-style="solid" style:text-underline-width="auto" style:text-underline-color="font-color" officeooo:rsid="001592c7" officeooo:paragraph-rsid="000edd85"/>
    </style:style>
    <style:style style:name="P34" style:family="paragraph" style:parent-style-name="Header_20_right">
      <style:paragraph-properties fo:text-align="end" style:justify-single-word="false"/>
      <style:text-properties style:text-underline-style="none" officeooo:rsid="001592c7" officeooo:paragraph-rsid="000edd85"/>
    </style:style>
    <style:style style:name="P35" style:family="paragraph" style:parent-style-name="Heading">
      <style:paragraph-properties fo:text-align="justify" style:justify-single-word="false"/>
      <style:text-properties officeooo:rsid="000edd85" officeooo:paragraph-rsid="000edd85"/>
    </style:style>
    <style:style style:name="P36" style:family="paragraph" style:parent-style-name="Heading">
      <style:paragraph-properties fo:text-align="justify" style:justify-single-word="false"/>
      <style:text-properties officeooo:rsid="00102541" officeooo:paragraph-rsid="00102541"/>
    </style:style>
    <style:style style:name="P37" style:family="paragraph" style:parent-style-name="Heading">
      <style:paragraph-properties fo:text-align="justify" style:justify-single-word="false"/>
      <style:text-properties officeooo:rsid="0011e5c7" officeooo:paragraph-rsid="0011e5c7"/>
    </style:style>
    <style:style style:name="P38" style:family="paragraph" style:parent-style-name="Heading">
      <style:paragraph-properties fo:text-align="justify" style:justify-single-word="false"/>
      <style:text-properties officeooo:rsid="001400ed" officeooo:paragraph-rsid="001400ed"/>
    </style:style>
    <style:style style:name="P39" style:family="paragraph" style:parent-style-name="Text_20_body">
      <style:paragraph-properties fo:text-align="justify" style:justify-single-word="false" fo:break-before="page"/>
      <style:text-properties officeooo:rsid="00104c4d" officeooo:paragraph-rsid="00104c4d"/>
    </style:style>
    <style:style style:name="P40" style:family="paragraph" style:parent-style-name="Heading">
      <style:paragraph-properties fo:margin-top="0.42cm" fo:margin-bottom="0.25cm" loext:contextual-spacing="false" fo:text-align="justify" style:justify-single-word="false"/>
      <style:text-properties officeooo:rsid="001d481e" officeooo:paragraph-rsid="001d481e"/>
    </style:style>
    <style:style style:name="P41" style:family="paragraph" style:parent-style-name="Text_20_body">
      <style:paragraph-properties fo:margin-top="0.42cm" fo:margin-bottom="0.25cm" loext:contextual-spacing="false" fo:text-align="justify" style:justify-single-word="false"/>
      <style:text-properties officeooo:rsid="001d481e" officeooo:paragraph-rsid="001d481e"/>
    </style:style>
    <style:style style:name="P42" style:family="paragraph" style:parent-style-name="Text_20_body">
      <style:paragraph-properties fo:margin-top="0.42cm" fo:margin-bottom="0.25cm" loext:contextual-spacing="false" fo:text-align="justify" style:justify-single-word="false"/>
      <style:text-properties officeooo:rsid="001ee26a" officeooo:paragraph-rsid="001ee26a"/>
    </style:style>
    <style:style style:name="P43" style:family="paragraph" style:parent-style-name="Text_20_body">
      <style:paragraph-properties fo:margin-top="0.42cm" fo:margin-bottom="0.25cm" loext:contextual-spacing="false" fo:text-align="justify" style:justify-single-word="false"/>
      <style:text-properties officeooo:rsid="001f0200" officeooo:paragraph-rsid="001f0200"/>
    </style:style>
    <style:style style:name="P44" style:family="paragraph" style:parent-style-name="Footnote">
      <style:text-properties officeooo:rsid="0020af0d" officeooo:paragraph-rsid="0020af0d"/>
    </style:style>
    <style:style style:name="P45" style:family="paragraph" style:parent-style-name="Text_20_body">
      <style:paragraph-properties fo:text-align="justify" style:justify-single-word="false"/>
      <style:text-properties officeooo:rsid="00140a84" officeooo:paragraph-rsid="00140a84"/>
    </style:style>
    <style:style style:name="P46" style:family="paragraph" style:parent-style-name="Heading_20_2">
      <style:paragraph-properties fo:text-align="justify" style:justify-single-word="false"/>
      <style:text-properties officeooo:rsid="00102541" officeooo:paragraph-rsid="00102541"/>
    </style:style>
    <style:style style:name="P47" style:family="paragraph" style:parent-style-name="Heading_20_2">
      <style:paragraph-properties fo:text-align="justify" style:justify-single-word="false" fo:break-before="page"/>
      <style:text-properties officeooo:rsid="000edd85" officeooo:paragraph-rsid="000edd85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1617"/>
    </style:style>
    <style:style style:name="T3" style:family="text">
      <style:text-properties officeooo:rsid="000edd85"/>
    </style:style>
    <style:style style:name="T4" style:family="text">
      <style:text-properties officeooo:rsid="00102541"/>
    </style:style>
    <style:style style:name="T5" style:family="text">
      <style:text-properties officeooo:rsid="00104c4d"/>
    </style:style>
    <style:style style:name="T6" style:family="text">
      <style:text-properties officeooo:rsid="0012cee0"/>
    </style:style>
    <style:style style:name="T7" style:family="text">
      <style:text-properties officeooo:rsid="001400ed"/>
    </style:style>
    <style:style style:name="T8" style:family="text">
      <style:text-properties officeooo:rsid="0014e591"/>
    </style:style>
    <style:style style:name="T9" style:family="text">
      <style:text-properties officeooo:rsid="00172355"/>
    </style:style>
    <style:style style:name="T10" style:family="text">
      <style:text-properties officeooo:rsid="00175839"/>
    </style:style>
    <style:style style:name="T11" style:family="text">
      <style:text-properties fo:font-style="italic"/>
    </style:style>
    <style:style style:name="T12" style:family="text">
      <style:text-properties officeooo:rsid="001ee26a"/>
    </style:style>
    <style:style style:name="T13" style:family="text">
      <style:text-properties officeooo:rsid="001f0200"/>
    </style:style>
    <style:style style:name="T14" style:family="text">
      <style:text-properties officeooo:rsid="0021aaac"/>
    </style:style>
    <style:style style:name="T15" style:family="text">
      <style:text-properties officeooo:rsid="00231502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draw:opacity="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ocław, <text:span text:style-name="T3">04</text:span>.0<text:span text:style-name="T3">4</text:span>.2017</text:p>
      <text:p text:style-name="P28"/>
      <text:p text:style-name="P28"/>
      <text:p text:style-name="P29">Laboratorium</text:p>
      <text:p text:style-name="P29">Technologii Sieciowych</text:p>
      <text:p text:style-name="P31">Temat:</text:p>
      <text:p text:style-name="P32">Badanie topolog<text:span text:style-name="T15">i</text:span>i grafów sieciowych uwzględniając przypływ pakietów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Autor:<text:span text:style-name="T1"> Bartosz Banasik</text:span></text:p>
      <text:p text:style-name="P34">Informatyka, semestr: 4</text:p>
      <text:p text:style-name="P33">Prowadzący:<text:span text:style-name="T1"> dr </text:span><text:span text:style-name="T2">Łukasz Krzywiecki</text:span></text:p>
      <text:h text:style-name="P47" text:outline-level="2">1.Wstęp</text:h>
      <text:p text:style-name="P35">1.1 Cele pracy</text:p>
      <text:p text:style-name="P4">Celem pracy jest badanie topologi<text:span text:style-name="T15">i</text:span> sieci pod wpływem zadanych macierzy natężeń. W pierwszej kolejności przyj<text:span text:style-name="T8">rz</text:span>y<text:span text:style-name="T8">j</text:span>my się samej topologi<text:span text:style-name="T14">i</text:span>. Następnie będziemy badać średnie opóźnienie pakietu. Na koniec zajmiemy się określeniem <text:s/><text:span text:style-name="T4">niezawodności sieci pod wpływem zadanych parametrów.</text:span></text:p>
      <text:h text:style-name="P46" text:outline-level="2">2. Propozycja topologi<text:span text:style-name="T14">i</text:span> sieci</text:h>
      <text:p text:style-name="P5">Określmy funkcje przepustowości ‘c’ jako maksymalna ilość bitów, którą można wprowadzić do kanału komunikacyjnego w ciągu sekundy.</text:p>
      <text:p text:style-name="P5">Określmy funkcje przepływu ‘a’ jako faktyczną liczb<text:span text:style-name="T8">ę</text:span> pakietów, które wprowadza się do węzła komunikacyjnego.</text:p>
      <text:p text:style-name="P36">2.1 Propozycja</text:p>
      <text:p text:style-name="P5">Mamy Graf G=&lt;V,E&gt;, <text:span text:style-name="T5">gdzie |V| = 10, |E| &lt; 20.</text:span></text:p>
      <text:p text:style-name="P6"><draw:frame draw:style-name="fr1" draw:name="Frame1" text:anchor-type="paragraph" svg:x="8.807cm" svg:y="-0.046cm" svg:width="4.711cm" draw:z-index="0"><draw:text-box fo:min-height="5.027cm"><text:p text:style-name="P17">10</text:p><text:p text:style-name="P16">x 1 3 2 2 1 2 0 1 0</text:p><text:p text:style-name="P16">2 x 2 1 1 2 3 0 0 0</text:p><text:p text:style-name="P16">1 2 x 4 2 2 1 0 0 0</text:p><text:p text:style-name="P16">3 1 1 x 3 2 2 0 0 0</text:p><text:p text:style-name="P16">2 3 1 4 x 3 1 0 0 0</text:p><text:p text:style-name="P16">3 2 1 2 2 x 4 0 0 0</text:p><text:p text:style-name="P16">1 2 3 4 2 2 x 0 0 0</text:p><text:p text:style-name="P16">0 0 0 0 0 0 0 x 0 0</text:p><text:p text:style-name="P16">0 0 0 0 0 0 0 0 x 0</text:p><text:p text:style-name="P18">0 0 0 0 0 0 0 0 0 x</text:p></draw:text-box></draw:frame>Dla zadanej macierzy natężeń N: </text:p>
      <text:p text:style-name="P7"/>
      <text:p text:style-name="P7"/>
      <text:p text:style-name="P7"/>
      <text:p text:style-name="P7"/>
      <text:p text:style-name="P7"/>
      <text:p text:style-name="P7">Topologia grafu wygląda następująco:</text:p>
      <text:p text:style-name="P22"><text:span text:style-name="T5">G = </text:span>([1, 2, 3, 4, 5, 6, 7, 8, 9, 10],</text:p>
      <text:p text:style-name="P22">[{1,2}, {2,3}, {3,4}, {4,5}, {5,6}, {6,7}, {7,8}, {8,9}, {9,10}, {1,10}, {1,3}, {3,5}, {5,7}, {2,4}, {4,6}, {6,8}, {1,8}])</text:p>
      <text:p text:style-name="P8"/>
      <text:p text:style-name="P8"/>
      <text:p text:style-name="P39">Dla poszczególnych kanałów komunikacyjnych wartości prezentują się następująco:</text:p>
      <text:p text:style-name="P37"><draw:frame draw:style-name="fr2" draw:name="Frame2" text:anchor-type="paragraph" svg:x="0.023cm" svg:y="-0.034cm" svg:width="18.283cm" draw:z-index="1"><draw:text-box fo:min-height="4.498cm"><text:p text:style-name="P30">1 - 2 Prz<text:span text:style-name="T8">e</text:span>plyw: 12000 c(v) = 170000 a(v) = 8 </text:p><text:p text:style-name="P30">2 - 3 Prz<text:span text:style-name="T8">e</text:span>plyw: 12000 c(v) = 170000 a(v) = 8 </text:p><text:p text:style-name="P30">3 - 4 Prz<text:span text:style-name="T8">e</text:span>plyw: 12000 c(v) = 170000 a(v) = 8 </text:p><text:p text:style-name="P30">4 - 5 Prz<text:span text:style-name="T8">e</text:span>plyw: 19500 c(v) = 170000 a(v) = 13 </text:p><text:p text:style-name="P30">5 - 6 Prz<text:span text:style-name="T8">e</text:span>plyw: 7500 c(v) = 170000 a(v) = 5 </text:p><text:p text:style-name="P30">6 - 7 Prz<text:span text:style-name="T8">e</text:span>plyw: 16500 c(v) = 170000 a(v) = 11 </text:p><text:p text:style-name="P30">7 - 8 Prz<text:span text:style-name="T8">e</text:span>plyw: 4500 c(v) = 170000 a(v) = 3 </text:p><text:p text:style-name="P30">8 - 9 Prz<text:span text:style-name="T8">e</text:span>plyw: 0 c(v) = 170000 a(v) = 0 </text:p><text:p text:style-name="P30">9 - 10 Prz<text:span text:style-name="T8">e</text:span>plyw: 1500 c(v) = 170000 a(v) = 1 </text:p><text:p text:style-name="P30">1 - 10 Prz<text:span text:style-name="T8">e</text:span>plyw: 1500 c(v) = 190000 a(v) = 1 </text:p><text:p text:style-name="P30">1 - 3 Prz<text:span text:style-name="T8">e</text:span>plyw: 12000 c(v) = 117000 a(v) = 8 </text:p><text:p text:style-name="P30">3 - 5 Prz<text:span text:style-name="T8">e</text:span>plyw: 22500 c(v) = 117000 a(v) = 15 </text:p><text:p text:style-name="P30">5 - 7 Prz<text:span text:style-name="T8">e</text:span>plyw: 19500 c(v) = 117000 a(v) = 13 </text:p><text:p text:style-name="P30">2 - 4 Prz<text:span text:style-name="T8">e</text:span>plyw: 24000 c(v) = 170000 a(v) = 16 </text:p><text:p text:style-name="P30">4 - 6 Prz<text:span text:style-name="T8">e</text:span>plyw: 24000 c(v) = 170000 a(v) = 16 </text:p><text:p text:style-name="P30">6 - 8 Prz<text:span text:style-name="T8">e</text:span>plyw: 6000 c(v) = 170000 a(v) = 4 </text:p><text:p text:style-name="P30">1 - 8 Prz<text:span text:style-name="T8">e</text:span>plyw: 10500 c(v) = 170000 a(v) = 7 </text:p></draw:text-box></draw:frame>2.2 Testowanie propozycji<text:note text:id="ftn1" text:note-class="footnote"><text:note-citation>1</text:note-citation><text:note-body><text:p text:style-name="P44">Przykładowa implementacja</text:p><text:p text:style-name="P44">na listingu nr 1.</text:p></text:note-body></text:note></text:p>
      <text:p text:style-name="P9">Tutaj skupimy się na średnim opóźnieniu pakietu danym wzorem </text:p>
      <text:p text:style-name="P10"><draw:frame draw:style-name="fr4" draw:name="Object1" text:anchor-type="as-char" svg:y="-0.667cm" svg:width="4.835cm" svg:height="1.644cm" draw:z-index="2"><draw:object xlink:href="./Object 1" xlink:type="simple" xlink:show="embed" xlink:actuate="onLoad"/><draw:image xlink:href="./ObjectReplacements/Object 1" xlink:type="simple" xlink:show="embed" xlink:actuate="onLoad"/></draw:frame> </text:p>
      <text:p text:style-name="P10">Gdzie: <text:s/>‘<text:span text:style-name="T6">G’ – suma wszystkich elementów macierzy natężeń, ‘m’ - średnia wielkość pakietu w bitach.</text:span></text:p>
      <text:p text:style-name="P11"><draw:frame draw:style-name="fr1" draw:name="Frame3" text:anchor-type="paragraph" svg:x="9.548cm" svg:y="-0.178cm" svg:width="4.711cm" draw:z-index="3"><draw:text-box fo:min-height="5.027cm"><text:p text:style-name="P17">10</text:p><text:p text:style-name="P16">x 1 3 2 2 1 2 0 1 0</text:p><text:p text:style-name="P16">2 x 2 1 1 2 3 0 0 0</text:p><text:p text:style-name="P16">1 2 x 4 2 2 1 0 0 0</text:p><text:p text:style-name="P16">3 1 1 x 3 2 2 0 0 0</text:p><text:p text:style-name="P16">2 3 1 4 x 3 1 0 0 0</text:p><text:p text:style-name="P16">3 2 1 2 2 x 4 0 0 0</text:p><text:p text:style-name="P16">1 2 3 4 2 2 x 0 0 0</text:p><text:p text:style-name="P16">0 0 0 0 0 0 0 x 0 0</text:p><text:p text:style-name="P16">0 0 0 0 0 0 0 0 x 0</text:p><text:p text:style-name="P18">0 0 0 0 0 0 0 0 0 x</text:p></draw:text-box></draw:frame></text:p>
      <text:p text:style-name="P11">Dla macierzy natężeń N: </text:p>
      <text:p text:style-name="P11"/>
      <text:p text:style-name="P21">Output: Srednie opoznienie pakietu : 0.017288494854991232</text:p>
      <text:p text:style-name="P11"/>
      <text:p text:style-name="P11"/>
      <text:p text:style-name="P11"/>
      <text:p text:style-name="P12"/>
      <text:p text:style-name="P12"><text:soft-page-break/></text:p>
      <text:p text:style-name="P12"><draw:frame draw:style-name="fr3" draw:name="Frame4" text:anchor-type="paragraph" svg:x="10.553cm" svg:y="-0.788cm" svg:width="4.632cm" draw:z-index="4"><draw:text-box fo:min-height="4.824cm"><text:p text:style-name="P19">10</text:p><text:p text:style-name="P19">x 1 3 2 2 1 2 0 1 0</text:p><text:p text:style-name="P19">2 x 2 1 1 2 3 1 3 2</text:p><text:p text:style-name="P19">1 2 x 4 2 2 1 2 3 4</text:p><text:p text:style-name="P19">3 1 1 x 3 2 2 1 2 3</text:p><text:p text:style-name="P19">2 3 1 4 x 3 1 0 0 0</text:p><text:p text:style-name="P19">3 2 1 2 2 x 4 1 2 0</text:p><text:p text:style-name="P19">1 2 3 4 2 2 x 0 2 0</text:p><text:p text:style-name="P19">0 2 0 0 1 0 0 x 0 0</text:p><text:p text:style-name="P19">0 4 3 2 0 3 2 0 x 0</text:p><text:p text:style-name="P19">2 0 0 0 1 0 0 1 0 x</text:p></draw:text-box></draw:frame>Dla macierzy n<text:span text:style-name="T8">a</text:span>tężeń N:</text:p>
      <text:p text:style-name="P23"><text:span text:style-name="T7">Output: Srednie opoznienie pakietu : 0.021216267048914612</text:span>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Wnioski: Dla macierzy natężeń o większej sumie przysyłanych pakietów w sieci op<text:span text:style-name="T14">ó</text:span>źnienie jest większe. W naszym przypadku 2 razy większe.</text:p>
      <text:p text:style-name="P38">2.3 Zastosowanie metody Monte Carlo do badani<text:span text:style-name="T9">a</text:span> niezawodnoś<text:span text:style-name="T14">c</text:span>i sieci.<text:note text:id="ftn2" text:note-class="footnote"><text:note-citation>2</text:note-citation><text:note-body><text:p text:style-name="P44">Przykładowa implementacja </text:p><text:p text:style-name="P44">na listingu nr 2.</text:p></text:note-body></text:note></text:p>
      <text:p text:style-name="P8"><text:span text:style-name="T7">Niech miarą niezawodności sieci będzie prawdopodobieństwo tego, że w dowolnym przedziale czasowym, nierozspójniona sieć zachowuje T &lt; T_max. Prawdopodobieństwo nieuszkodzenia każdej krawędzi podawane jest jako input. Tak samo jak maksymalna wartość opóźnienia. </text:span><text:s/></text:p>
      <text:p text:style-name="P13">Macierz N powinna się znajdować w pliku o nazwie ‘Dane.txt’ zapisanym w katalogu projektu programu.</text:p>
      <text:p text:style-name="P13"><draw:frame draw:style-name="fr3" draw:name="Frame5" text:anchor-type="paragraph" svg:x="5.315cm" svg:y="-0.03cm" svg:width="4.632cm" draw:z-index="5"><draw:text-box fo:min-height="4.824cm"><text:p text:style-name="P19">10</text:p><text:p text:style-name="P19">x 1 3 2 2 1 2 0 1 0</text:p><text:p text:style-name="P19">2 x 2 1 1 2 3 1 3 2</text:p><text:p text:style-name="P19">1 2 x 4 2 2 1 2 3 4</text:p><text:p text:style-name="P19">3 1 1 x 3 2 2 1 2 3</text:p><text:p text:style-name="P19">2 3 1 4 x 3 1 0 0 0</text:p><text:p text:style-name="P19">3 2 1 2 2 x 4 1 2 0</text:p><text:p text:style-name="P19">1 2 3 4 2 2 x 0 2 0</text:p><text:p text:style-name="P19">0 2 0 0 1 0 0 x 0 0</text:p><text:p text:style-name="P19">0 4 3 2 0 3 2 0 x 0</text:p><text:p text:style-name="P19">2 0 0 0 1 0 0 1 0 x</text:p></draw:text-box></draw:frame></text:p>
      <text:p text:style-name="P13"/>
      <text:p text:style-name="P13">Macierz N : </text:p>
      <text:p text:style-name="P24"/>
      <text:p text:style-name="P24"/>
      <text:p text:style-name="P24"/>
      <text:p text:style-name="P24"/>
      <text:p text:style-name="P24"/>
      <text:p text:style-name="P24"/>
      <text:p text:style-name="P24">Input: 0.9 0.017</text:p>
      <text:p text:style-name="P25">Output: Badanie niezawodności sieci …</text:p>
      <text:p text:style-name="P26"><text:bookmark-start text:name="__DdeLink__417_2860604016"/>Przeprowadzonych testow: 100<text:bookmark-end text:name="__DdeLink__417_2860604016"/>0</text:p>
      <text:p text:style-name="P25">Ilosc sukcesow: 87</text:p>
      <text:p text:style-name="P25">Ilosc rozspojnien: 14</text:p>
      <text:p text:style-name="P25">Ilosc przekroczonych opoznien: 899</text:p>
      <text:p text:style-name="P25"><text:span text:style-name="T10">Testowana n</text:span>iezawodnosc sieci wynosi: 8.7 %</text:p>
      <text:p text:style-name="P25"/>
      <text:p text:style-name="P14"/>
      <text:p text:style-name="P14"><text:soft-page-break/>Dla zmienionych danych:</text:p>
      <text:p text:style-name="P14"><draw:frame draw:style-name="fr2" draw:name="Frame6" text:anchor-type="paragraph" svg:x="5.394cm" svg:y="-0.018cm" svg:width="4.473cm" draw:z-index="6"><draw:text-box fo:min-height="4.824cm"><text:p text:style-name="P20">10</text:p><text:p text:style-name="P20">x 1 3 2 2 1 2 0 0 0</text:p><text:p text:style-name="P20">2 x 2 1 1 2 3 0 0 0</text:p><text:p text:style-name="P20">1 2 x 4 2 2 1 0 0 0</text:p><text:p text:style-name="P20">3 1 1 x 3 2 2 0 0 0</text:p><text:p text:style-name="P20">2 3 1 4 x 3 1 0 0 0</text:p><text:p text:style-name="P20">3 2 1 2 2 x 4 0 0 0</text:p><text:p text:style-name="P20">1 2 3 4 2 2 x 0 0 0</text:p><text:p text:style-name="P20">0 0 0 0 0 0 0 x 0 0</text:p><text:p text:style-name="P20">0 0 0 0 0 0 0 0 x 0</text:p><text:p text:style-name="P20">0 0 0 0 0 0 0 0 0 x</text:p></draw:text-box></draw:frame></text:p>
      <text:p text:style-name="P14"/>
      <text:p text:style-name="P14">Macierz N: </text:p>
      <text:p text:style-name="P14"/>
      <text:p text:style-name="P14"/>
      <text:p text:style-name="P14"/>
      <text:p text:style-name="P25">Input: 0.9 0.017</text:p>
      <text:p text:style-name="P25">Output: Badanie niezawodności sieci …</text:p>
      <text:p text:style-name="P26">Przeprowadzonych testow: 1000</text:p>
      <text:p text:style-name="P25">Ilosc sukcesow: 748</text:p>
      <text:p text:style-name="P25">Ilosc rozspojnien: 13</text:p>
      <text:p text:style-name="P25">Ilosc przekroczonych opoznien: 239</text:p>
      <text:p text:style-name="P25"><text:span text:style-name="T10">Testowana n</text:span>iezawodnosc sieci wynosi: 74.8 %</text:p>
      <text:p text:style-name="P25"/>
      <text:p text:style-name="P14">Wnioski: Wraz ze wzrostem ilości pakietów przesyłanych po naszej sieci rośnie średnie opóźnienie pakietu, <text:span text:style-name="T14">a co za tym idzie ilość przekroczonych opóźnień rośnie.</text:span></text:p>
      <text:p text:style-name="P40">2.4 Wybrane fragmenty kodu.</text:p>
      <text:p text:style-name="P41"><draw:frame draw:style-name="fr2" draw:name="Frame7" text:anchor-type="paragraph" svg:x="-0.03cm" svg:y="4.466cm" svg:width="17.835cm" draw:z-index="7"><draw:text-box fo:min-height="6.189cm"><text:p text:style-name="P27">double avgPacketDeley(){</text:p><text:p text:style-name="P27"><text:s text:c="4"/>int G = 0;</text:p><text:p text:style-name="P27"><text:s text:c="4"/>double sum = 0;</text:p><text:p text:style-name="P27"><text:s text:c="4"/>for(MEdge edge : edges) {</text:p><text:p text:style-name="P27"><text:s text:c="8"/>sum += edge.getNumberOfPackets() *1.0 /(edge.getCapacity() * 1.0 / <text:span text:style-name="T11">SIZEOFPACKET </text:span>* 1.0 - edge.getNumberOfPackets());</text:p><text:p text:style-name="P27"><text:s text:c="4"/>}</text:p><text:p text:style-name="P27"><text:s text:c="4"/>for(int i : packets) {</text:p><text:p text:style-name="P27"><text:s text:c="8"/>G += i;</text:p><text:p text:style-name="P27"><text:s text:c="4"/>}</text:p><text:p text:style-name="P27"><text:s text:c="4"/>return (1.0/G*1.0) * sum;</text:p><text:p text:style-name="P27">}</text:p><text:p text:style-name="Caption">Listing 1</text:p></draw:text-box></draw:frame>Poniżej zamieszczę listingi z wybranymi fragmentami kodu, wraz z krótkim opisem. Wszystkie kawałki kodu zostały zaprojektowane w języku Java. Na listingu pierwszym znajduje <text:span text:style-name="T12">się funkcja licząca średnie opóźnienie pakietu dla danego grafu. ‘MEdge’ jest krawędzią, ‘edges’ to zbiór wszystkich krawędzi w grafie. Funkcja getCapacity() zwraca wartość funckji c(e) dla danej krawędzi, zaś funkcja getNumberOfPackets() zwraca wartość a(e) dla danej krawędzi.</text:span></text:p>
      <text:p text:style-name="P42"><text:soft-page-break/>Na listingu drugim zawarty jest <text:span text:style-name="T14">fragment</text:span> kodu od<text:span text:style-name="T14">p</text:span>owiedzialny za testowanie naszej sieci <text:span text:style-name="T13">w celu określenia niezawodności. Badamy ją pod kątem nierozspójnienia oraz zachowania maksymalnego opóźnienia pakietu. Jako parametr funkcja przyjmuje prawdopodobieństwo nieuszkodzenia krawędzi oraz maksymalne opóźnienie pakietu.</text:span></text:p>
      <text:p text:style-name="P43">Funkcja testGenTraffic() jako argument przyjmuje graf i na nim realizuje macierz natężeń N.</text:p>
      <text:p text:style-name="P42"><draw:frame draw:style-name="fr2" draw:name="Frame8" text:anchor-type="paragraph" svg:x="-0.136cm" svg:y="0.363cm" svg:width="18.576cm" draw:z-index="8"><draw:text-box fo:min-height="8.934cm"><text:p text:style-name="P27">private static void test(double p, double t_max) {</text:p><text:p text:style-name="P27"><text:s text:c="4"/>int succes = 0;</text:p><text:p text:style-name="P27"><text:s text:c="4"/>int failures = 0;</text:p><text:p text:style-name="P27"><text:s text:c="4"/>int overload = 0;</text:p><text:p text:style-name="P27"><text:s text:c="4"/>for(int i = 0; i &lt; 1000; i++) {</text:p><text:p text:style-name="P27"><text:s text:c="8"/>MGraph test = <text:span text:style-name="T11">genTestGraph</text:span>();</text:p><text:p text:style-name="P27"><text:s text:c="8"/><text:span text:style-name="T11">testGenTraffic</text:span>(test);</text:p><text:p text:style-name="P27"><text:s text:c="8"/>test.test(p);</text:p><text:p text:style-name="P27"><text:s text:c="8"/>if(test.isConsistent()) {</text:p><text:p text:style-name="P27"><text:s text:c="12"/>if(test.avgPacketDeley()&lt; t_max) {</text:p><text:p text:style-name="P27"><text:s text:c="16"/>succes++;</text:p><text:p text:style-name="P27"><text:s text:c="12"/>} else overload++;</text:p><text:p text:style-name="P27"><text:s text:c="8"/>} else failures++;</text:p><text:p text:style-name="P27"><text:s text:c="4"/>}</text:p><text:p text:style-name="P27"><text:s text:c="4"/>System.<text:span text:style-name="T11">out</text:span>.println("Ilosc sukcesow: "+succes);</text:p><text:p text:style-name="P27"><text:s text:c="4"/>System.<text:span text:style-name="T11">out</text:span>.println("Ilosc rozspojnien: "+failures);</text:p><text:p text:style-name="P27"><text:s text:c="4"/>System.<text:span text:style-name="T11">out</text:span>.println("Ilosc przekroczonych opoznien: "+overload);</text:p><text:p text:style-name="P27"><text:s text:c="4"/>double reliability = (1000.0 - (failures + overload)*1.0)/(1000.0) * 100.0;</text:p><text:p text:style-name="P27"><text:s text:c="4"/>System.<text:span text:style-name="T11">out</text:span>.println("Testowana niezawodnosc sieci wynosi: "+ reliability+" %");</text:p><text:p text:style-name="P27">}</text:p><text:p text:style-name="Caption">Listing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llustration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0af0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3:55:19.559064634</meta:creation-date>
    <dc:date>2017-04-11T22:23:15.558734479</dc:date>
    <meta:editing-duration>PT1H22M40S</meta:editing-duration>
    <meta:editing-cycles>12</meta:editing-cycles>
    <meta:generator>LibreOffice/5.3.2.2$Linux_X86_64 LibreOffice_project/30m0$Build-2</meta:generator>
    <meta:document-statistic meta:table-count="0" meta:image-count="0" meta:object-count="1" meta:page-count="6" meta:paragraph-count="165" meta:word-count="1304" meta:character-count="6385" meta:non-whitespace-character-count="5051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frac>
          <mn>1</mn>
          <mi>G</mi>
        </mfrac>
        <mo stretchy="false">∗</mo>
        <mrow>
          <msub>
            <mo stretchy="false">∑</mo>
            <mi>e</mi>
          </msub>
          <mrow>
            <mo fence="true" stretchy="false">(</mo>
            <mrow>
              <mfrac>
                <mrow>
                  <mi>a</mi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  <mrow>
                  <mrow>
                    <mfrac>
                      <mrow>
                        <mi>c</mi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  <mi>m</mi>
                    </mfrac>
                    <mo stretchy="false">−</mo>
                    <mi>a</mi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frac>
            </mrow>
            <mo fence="true" stretchy="false">)</mo>
          </mrow>
        </mrow>
      </mrow>
    </mrow>
    <annotation encoding="StarMath 5.0">T = {1} over {G} *SUM_e( {a(e)} over { {c(e)} over {m} - a(e)} ) </annotation>
  </semantics>
</math>
</file>